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00%"/>
    </style:style>
    <style:style style:name="P4" style:family="paragraph" style:parent-style-name="Standard" style:list-style-name="L2">
      <style:paragraph-properties fo:line-height="10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2">
      <style:paragraph-properties fo:line-height="15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previos para reunión miRNAs 11/05/2021</text:p>
      <text:p text:style-name="Standard"/>
      <text:p text:style-name="Standard">Temas a mirar:</text:p>
      <text:list xml:id="list7155333806938957456" text:style-name="L1">
        <text:list-item>
          <text:p text:style-name="P3">Enriquecimiento génico de miRNAs y bases de datos</text:p>
          <text:p text:style-name="P3"/>
        </text:list-item>
        <text:list-item>
          <text:p text:style-name="P3">STAR o tophat2 para mapeado miRNAs (Agradecimiento a Oswaldo por la recomendación de STAR)</text:p>
          <text:p text:style-name="P3"/>
        </text:list-item>
        <text:list-item>
          <text:p text:style-name="P3">Mirar artículos sobre mapeado de miRNAs, ver las herramientas que usan y buscarlas en GitHub (si no tienen GitHub, olvídate de usarla)</text:p>
          <text:p text:style-name="P3"/>
        </text:list-item>
        <text:list-item>
          <text:p text:style-name="P5">Buscar targets de regulación de los miRNAs de interés (ver punto 1)</text:p>
        </text:list-item>
      </text:list>
      <text:p text:style-name="Standard"/>
      <text:p text:style-name="Standard"/>
      <text:p text:style-name="Standard"/>
      <text:p text:style-name="P2">Punto 1 – Enriquecimiento génico y BBDD</text:p>
      <text:p text:style-name="Standard"/>
      <text:p text:style-name="Standard"><text:span text:style-name="T1">Fuentes:</text:span> </text:p>
      <text:list xml:id="list6527127874861022700" text:style-name="L2">
        <text:list-item>
          <text:p text:style-name="P6"><text:a xlink:type="simple" xlink:href="http://www.mirbase.org/blog/2018/06/microrna-gene-ontology-annotations/" text:style-name="Internet_20_link" text:visited-style-name="Visited_20_Internet_20_Link">http://www.mirbase.org/blog/2018/06/microrna-gene-ontology-annotations/</text:a></text:p>
        </text:list-item>
        <text:list-item>
          <text:p text:style-name="P4"><text:a xlink:type="simple" xlink:href="https://www.ucl.ac.uk/cardiovascular/research/pre-clinical-and-fundamental-science/functional-gene-annotation/microrna-annotation" text:style-name="Internet_20_link" text:visited-style-name="Visited_20_Internet_20_Link">https://www.ucl.ac.uk/cardiovascular/research/pre-clinical-and-fundamental-science/functional-gene-annotation/microrna-annotation</text:a></text:p>
          <text:p text:style-name="P4"/>
        </text:list-item>
        <text:list-item>
          <text:p text:style-name="P4"><text:a xlink:type="simple" xlink:href="https://www.abcam.com/kits/microrna-database-and-target-predictor-resources" text:style-name="Internet_20_link" text:visited-style-name="Visited_20_Internet_20_Link">https://www.abcam.com/kits/microrna-database-and-target-predictor-resources</text:a></text:p>
        </text:list-item>
      </text:list>
      <text:p text:style-name="Standard"/>
      <text:p text:style-name="Standard">La BBDD <text:a xlink:type="simple" xlink:href="http://www.mirbase.org/" text:style-name="Internet_20_link" text:visited-style-name="Visited_20_Internet_20_Link">miRBase</text:a> empezó a incorporar la anotación génica de varios miRNAs a partir de junio de 2018 bajo la sección "QuickGO function". Estas anotaciones están curadas manualmente y provienen de fuentes primarias, siendo la fuente principal el extenso trabajo de <text:a xlink:type="simple" xlink:href="https://rnajournal.cshlp.org/content/24/8/1005" text:style-name="Internet_20_link" text:visited-style-name="Visited_20_Internet_20_Link">Rachael Huntley </text:a><text:a xlink:type="simple" xlink:href="https://rnajournal.cshlp.org/content/24/8/1005" text:style-name="Internet_20_link" text:visited-style-name="Visited_20_Internet_20_Link"><text:span text:style-name="T1">et al. </text:span></text:a><text:a xlink:type="simple" xlink:href="https://rnajournal.cshlp.org/content/24/8/1005" text:style-name="Internet_20_link" text:visited-style-name="Visited_20_Internet_20_Link"><text:span text:style-name="T3">(2018)</text:span></text:a> del <text:span text:style-name="T2">UCL Functional Gene Annonation Group</text:span> (Reino Unido). La ontología empleada fue la base de datos <text:a xlink:type="simple" xlink:href="https://www.ebi.ac.uk/QuickGO/" text:style-name="Internet_20_link" text:visited-style-name="Visited_20_Internet_20_Link">QuickGO</text:a> del EBI. En el blog de mirbase también se menciona la base de datos <text:a xlink:type="simple" xlink:href="https://rnacentral.org/" text:style-name="Internet_20_link" text:visited-style-name="Visited_20_Internet_20_Link">RNAcentral</text:a>, la cual también dispone de <text:span text:style-name="T2">microRNAs anotados</text:span> con QuickGO, sus <text:span text:style-name="T2">targets</text:span>, <text:span text:style-name="T2">interacciones</text:span> con biomoléculas y su <text:span text:style-name="T2">localización genómica</text:span>.</text:p>
      <text:p text:style-name="Standard"/>
      <text:p text:style-name="Standard">Otra base de datos interesantes es <text:a xlink:type="simple" xlink:href="http://mirdb.org/" text:style-name="Internet_20_link" text:visited-style-name="Visited_20_Internet_20_Link">miRDB</text:a>.</text:p>
      <text:p text:style-name="Standard"/>
      <text:p text:style-name="Standard">Por último, <text:a xlink:type="simple" xlink:href="https://www.abcam.com/kits/microrna-database-and-target-predictor-resources" text:style-name="Internet_20_link" text:visited-style-name="Visited_20_Internet_20_Link">Abcam</text:a> ofrece un índice de bases de datos de miRNAs, software de predicción de targets y herramientas para miRNA-seq.</text:p>
      <text:p text:style-name="Standard"/>
      <text:p text:style-name="Standard"/>
      <text:p text:style-name="Standard"/>
      <text:p text:style-name="Standard"/>
      <text:p text:style-name="Standard"><text:span text:style-name="T4">Información extensa sobre miRNAs desarrollado por el grupo de Rachael Huntley </text:span><text:span text:style-name="T5">et al.</text:span><text:span text:style-name="T4">: </text:span><text:a xlink:type="simple" xlink:href="http://wiki.geneontology.org/index.php/MicroRNA_GO_annotation_manual" text:style-name="Internet_20_link" text:visited-style-name="Visited_20_Internet_20_Link"><text:span text:style-name="T4">http://wiki.geneontology.org/index.php/MicroRNA_GO_annotation_manual</text:span></text:a><text:span text:style-name="T4"> En dicho trabajo, la autora recomienda usar los identificadores de RNAcentral para buscar las anotaciones de los diversos miRNAs, como por ejemplo URS000039ED8D_9606 para el miRNA humano miR-21. No obstante, también se admite usar el identificador de Ensembl, por ejemplo, Ensembl:ENSG00000136158 para el gen humano SPRY2. <text:s/></text:span></text:p>
      <text:p text:style-name="Standard"/>
      <text:p text:style-name="Standard"/>
      <text:p text:style-name="P2"><text:soft-page-break/>Punto 2 – Mapeado a genoma de referencia</text:p>
      <text:p text:style-name="Standard"/>
      <text:p text:style-name="Standard"><text:span text:style-name="T1">Fuentes:</text:span> </text:p>
      <text:list xml:id="list37313716" text:continue-numbering="true" text:style-name="L2">
        <text:list-item>
          <text:p text:style-name="P4">Osvaldas Vainauskas, doctorando del UCL Cancer Institute (<text:a xlink:type="simple" xlink:href="https://www.linkedin.com/in/osvaldas-vainauskas-42a137195/" text:style-name="Internet_20_link" text:visited-style-name="Visited_20_Internet_20_Link">https://www.linkedin.com/in/osvaldas-vainauskas-42a137195/</text:a>)</text:p>
          <text:p text:style-name="P4"/>
        </text:list-item>
        <text:list-item>
          <text:p text:style-name="P4">Documentación TopHat2: <text:a xlink:type="simple" xlink:href="https://github.com/infphilo/tophat" text:style-name="Internet_20_link" text:visited-style-name="Visited_20_Internet_20_Link">https://github.com/infphilo/tophat</text:a></text:p>
          <text:p text:style-name="P4"/>
        </text:list-item>
        <text:list-item>
          <text:p text:style-name="P4">Documentacion STAR: <text:a xlink:type="simple" xlink:href="https://github.com/alexdobin/STAR" text:style-name="Internet_20_link" text:visited-style-name="Visited_20_Internet_20_Link">https://github.com/alexdobin/STAR</text:a></text:p>
          <text:p text:style-name="P4"/>
        </text:list-item>
      </text:list>
      <text:p text:style-name="Standard"/>
      <text:p text:style-name="Standard">TopHat2 es un mapeador rápido para lecturas provenientes de RNA-seq, capaz de realizar alineamientos de tipo "gapped" (<text:span text:style-name="T1">i.e.</text:span> puede procesar lecturas provienientes de varios exones).</text:p>
      <text:p text:style-name="Standard"/>
      <text:p text:style-name="Standard">No obstante, Osvaldas Vainauskas recomienda emplear el mapeador ultrarrápido de alta precisión STAR, cuyos autores dicen que es <text:a xlink:type="simple" xlink:href="https://academic.oup.com/bioinformatics/article/29/1/15/272537" text:style-name="Internet_20_link" text:visited-style-name="Visited_20_Internet_20_Link">50 veces más rápido que otros mapeadores</text:a>, y también funciona para alineamientos de RNA-seq con huecos.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</text:p>
      <text:p text:style-name="Standard">Información aportada por Gambini:</text:p>
      <text:p text:style-name="Standard">-Las células se comunican por microvesículas cargadas del contenido del citoplasma, además de por tight junctions, desmosomas y demases</text:p>
      <text:p text:style-name="Standard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6M7S</meta:editing-duration>
    <meta:editing-cycles>34</meta:editing-cycles>
    <meta:generator>OpenOffice/4.1.10$Win32 OpenOffice.org_project/4110m2$Build-9807</meta:generator>
    <dc:date>2021-05-10T17:08:48.05</dc:date>
    <meta:document-statistic meta:table-count="0" meta:image-count="0" meta:object-count="0" meta:page-count="2" meta:paragraph-count="26" meta:word-count="377" meta:character-count="2968"/>
    <meta:user-defined meta:name="Info 1"/>
    <meta:user-defined meta:name="Info 2"/>
    <meta:user-defined meta:name="Info 3"/>
    <meta:user-defined meta:name="Info 4"/>
  </office:meta>
</office:document-meta>
</file>